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B" style:family="table-column">
      <style:table-column-properties style:column-width="5.75cm"/>
    </style:style>
    <style:style style:name="Table3.C" style:family="table-column">
      <style:table-column-properties style:column-width="3.545cm"/>
    </style:style>
    <style:style style:name="Table3.D" style:family="table-column">
      <style:table-column-properties style:column-width="3.454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7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16/04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herramienta de relleno de figura, figura de relleno y relleno de contornos.</text:p>
        </text:list-item>
        <text:list-item>
          <text:p text:style-name="P10">Implementar “Enviar al frente, enviar atrás, enviar un paso al frente, enviar un paso atrás”</text:p>
        </text:list-item>
        <text:list-item>
          <text:p text:style-name="P10">Crear un renderizador del proyecto.</text:p>
        </text:list-item>
        <text:list-item>
          <text:p text:style-name="P10">Crear interfaz para los plugins de exportar.</text:p>
        </text:list-item>
        <text:list-item>
          <text:p text:style-name="P10">Actualizar plugins de exportar a la nueva interfaz</text:p>
        </text:list-item>
        <text:list-item>
          <text:p text:style-name="P10">Crear un dispositivo de dibujo para dibujar videos</text:p>
        </text:list-item>
        <text:list-item>
          <text:p text:style-name="P10">Crear un dispositivo de dibujo para crear videos utilizando FFMpeg</text:p>
        </text:list-item>
        <text:list-item>
          <text:p text:style-name="P10">Crear un dispositivo de dibujo para crear videos flash utilizando Ming</text:p>
        </text:list-item>
        <text:list-item>
          <text:p text:style-name="P10">Implementar una interfaz tipo 1-2-3 para exportar videos.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herramienta de relleno de figura, figura de relleno y relleno de contornos.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“Enviar al frente, enviar atrás, enviar un paso al frente, enviar un paso atrás”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un renderizador del proyecto.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interfaz para los plugins de exportar.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Actualizar plugins de exportar a la nueva interfaz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un dispositivo de dibujo para dibujar videos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un dispositivo de dibujo para crear videos utilizando FFMpeg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un dispositivo de dibujo para crear videos flash utilizando Ming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una interfaz tipo 1-2-3 para exportar videos.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16/04/2007</text:p>
          </table:table-cell>
          <table:table-cell table:style-name="Table1.B2" office:value-type="string">
            <text:p text:style-name="P15">Paola J. Rodriguez</text:p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4-20T14:44:58</meta:creation-date>
    <dc:creator>David Cuadrado</dc:creator>
    <dc:date>2007-04-20T16:23:11</dc:date>
    <dc:language>es-CO</dc:language>
    <meta:editing-cycles>14</meta:editing-cycles>
    <meta:editing-duration>PT1H38M14S</meta:editing-duration>
    <meta:template xlink:type="simple" xlink:actuate="onRequest" xlink:role="template" xlink:href="../../../../../../../.ooo-2.0/user/template/ktoon_plan_de_iteracion1.ott" xlink:title="ktoon_plan_de_iteracion" meta:date="2007-04-20T14:44:58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51" meta:word-count="243" meta:character-count="1565"/>
  </office:meta>
</office:document-meta>
</file>